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0e13" officeooo:paragraph-rsid="00bc0e13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Standard">
      <style:text-properties officeooo:rsid="00d6f988" officeooo:paragraph-rsid="00d6f988"/>
    </style:style>
    <style:style style:name="P16" style:family="paragraph" style:parent-style-name="Table_20_Contents"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9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20" style:family="paragraph" style:parent-style-name="Table_20_Contents">
      <style:text-properties officeooo:rsid="00132bc4" officeooo:paragraph-rsid="00180eb7"/>
    </style:style>
    <style:style style:name="P21" style:family="paragraph" style:parent-style-name="Table_20_Contents">
      <style:text-properties officeooo:rsid="00132bc4" officeooo:paragraph-rsid="0021e8a6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8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9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4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5" style:family="paragraph" style:parent-style-name="Table_20_Contents">
      <style:text-properties fo:font-size="10pt" officeooo:paragraph-rsid="00180eb7" style:font-size-asian="10pt" style:font-size-complex="10pt"/>
    </style:style>
    <style:style style:name="P36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7" style:family="paragraph" style:parent-style-name="Table_20_Contents">
      <style:text-properties fo:font-size="10pt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9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40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5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6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7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1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4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5" style:family="paragraph" style:parent-style-name="Table_20_Contents">
      <style:text-properties officeooo:rsid="00144310" officeooo:paragraph-rsid="00144310"/>
    </style:style>
    <style:style style:name="P66" style:family="paragraph" style:parent-style-name="Table_20_Contents">
      <style:text-properties officeooo:rsid="00144310" officeooo:paragraph-rsid="00180eb7"/>
    </style:style>
    <style:style style:name="P67" style:family="paragraph" style:parent-style-name="Table_20_Contents">
      <style:text-properties officeooo:rsid="00144310" officeooo:paragraph-rsid="0021e8a6"/>
    </style:style>
    <style:style style:name="P68" style:family="paragraph" style:parent-style-name="Table_20_Contents">
      <style:text-properties officeooo:paragraph-rsid="00180eb7"/>
    </style:style>
    <style:style style:name="P69" style:family="paragraph" style:parent-style-name="Table_20_Contents">
      <style:text-properties officeooo:paragraph-rsid="0021e8a6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7" style:family="paragraph" style:parent-style-name="Table_20_Contents">
      <style:text-properties officeooo:rsid="0080041e" officeooo:paragraph-rsid="0080041e"/>
    </style:style>
    <style:style style:name="P78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9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80" style:family="paragraph" style:parent-style-name="Table_20_Contents">
      <style:text-properties officeooo:rsid="00829edc" officeooo:paragraph-rsid="0080041e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2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4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5" style:family="paragraph" style:parent-style-name="Table_20_Contents">
      <style:text-properties officeooo:rsid="00829edc" officeooo:paragraph-rsid="0085a84a"/>
    </style:style>
    <style:style style:name="P86" style:family="paragraph" style:parent-style-name="Table_20_Contents">
      <style:text-properties officeooo:rsid="00835169" officeooo:paragraph-rsid="00835169"/>
    </style:style>
    <style:style style:name="P87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1" style:family="paragraph" style:parent-style-name="Text_20_body">
      <style:text-properties officeooo:rsid="000f24d9" officeooo:paragraph-rsid="000f24d9"/>
    </style:style>
    <style:style style:name="P92" style:family="paragraph" style:parent-style-name="Text_20_body">
      <style:text-properties officeooo:rsid="001cc19d" officeooo:paragraph-rsid="001cc19d"/>
    </style:style>
    <style:style style:name="P93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4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5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7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9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100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6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07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08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09" style:family="paragraph" style:parent-style-name="Text_20_body">
      <style:text-properties fo:font-weight="bold" officeooo:paragraph-rsid="00bc9323" style:font-weight-asian="bold" style:font-weight-complex="bold"/>
    </style:style>
    <style:style style:name="P110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1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2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3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4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15" style:family="paragraph" style:parent-style-name="Text_20_body">
      <style:text-properties fo:font-weight="bold" officeooo:rsid="00b724f7" officeooo:paragraph-rsid="00b724f7" style:font-weight-asian="bold" style:font-weight-complex="bold"/>
    </style:style>
    <style:style style:name="P116" style:family="paragraph" style:parent-style-name="Text_20_body">
      <style:text-properties fo:font-weight="bold" officeooo:rsid="00b91b8e" officeooo:paragraph-rsid="00b91b8e" style:font-weight-asian="bold" style:font-weight-complex="bold"/>
    </style:style>
    <style:style style:name="P117" style:family="paragraph" style:parent-style-name="Text_20_body">
      <style:text-properties fo:font-weight="bold" officeooo:rsid="00bca8e1" officeooo:paragraph-rsid="00be47b3" style:font-weight-asian="bold" style:font-weight-complex="bold"/>
    </style:style>
    <style:style style:name="P118" style:family="paragraph" style:parent-style-name="Text_20_body">
      <style:text-properties fo:font-weight="bold" officeooo:rsid="00be43e1" officeooo:paragraph-rsid="00be43e1" style:font-weight-asian="bold" style:font-weight-complex="bold"/>
    </style:style>
    <style:style style:name="P119" style:family="paragraph" style:parent-style-name="Text_20_body">
      <style:text-properties fo:font-weight="bold" officeooo:rsid="00c2bbfb" officeooo:paragraph-rsid="00c2bbfb" style:font-weight-asian="bold" style:font-weight-complex="bold"/>
    </style:style>
    <style:style style:name="P120" style:family="paragraph" style:parent-style-name="Text_20_body">
      <style:text-properties fo:font-weight="bold" officeooo:rsid="00c48a61" officeooo:paragraph-rsid="00c48a61" style:font-weight-asian="bold" style:font-weight-complex="bold"/>
    </style:style>
    <style:style style:name="P121" style:family="paragraph" style:parent-style-name="Text_20_body">
      <style:text-properties fo:font-weight="bold" officeooo:rsid="00c639a1" officeooo:paragraph-rsid="00c639a1" style:font-weight-asian="bold" style:font-weight-complex="bold"/>
    </style:style>
    <style:style style:name="P122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23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24" style:family="paragraph" style:parent-style-name="Text_20_body">
      <style:text-properties fo:font-weight="bold" officeooo:rsid="00cb0980" officeooo:paragraph-rsid="00cb0980" style:font-weight-asian="bold" style:font-weight-complex="bold"/>
    </style:style>
    <style:style style:name="P125" style:family="paragraph" style:parent-style-name="Text_20_body">
      <style:text-properties fo:font-weight="bold" officeooo:rsid="00cbe1a4" officeooo:paragraph-rsid="00b1e9b9" style:font-weight-asian="bold" style:font-weight-complex="bold"/>
    </style:style>
    <style:style style:name="P126" style:family="paragraph" style:parent-style-name="Text_20_body">
      <style:text-properties fo:font-weight="bold" officeooo:rsid="00cd45c2" officeooo:paragraph-rsid="00cd45c2" style:font-weight-asian="bold" style:font-weight-complex="bold"/>
    </style:style>
    <style:style style:name="P127" style:family="paragraph" style:parent-style-name="Text_20_body">
      <style:text-properties fo:font-weight="bold" officeooo:rsid="00c927ba" officeooo:paragraph-rsid="00c927ba" style:font-weight-asian="bold" style:font-weight-complex="bold"/>
    </style:style>
    <style:style style:name="P128" style:family="paragraph" style:parent-style-name="Text_20_body">
      <style:text-properties fo:font-weight="bold" officeooo:rsid="00cee458" officeooo:paragraph-rsid="00cee458" style:font-weight-asian="bold" style:font-weight-complex="bold"/>
    </style:style>
    <style:style style:name="P129" style:family="paragraph" style:parent-style-name="Text_20_body">
      <style:text-properties fo:font-weight="bold" officeooo:rsid="00d430e8" officeooo:paragraph-rsid="00d430e8" style:font-weight-asian="bold" style:font-weight-complex="bold"/>
    </style:style>
    <style:style style:name="P130" style:family="paragraph" style:parent-style-name="Text_20_body">
      <style:text-properties fo:font-weight="bold" officeooo:rsid="00c8f7b7" officeooo:paragraph-rsid="00c8f7b7" style:font-weight-asian="bold" style:font-weight-complex="bold"/>
    </style:style>
    <style:style style:name="P131" style:family="paragraph" style:parent-style-name="Text_20_body">
      <style:text-properties fo:font-weight="bold" officeooo:rsid="00d5a24a" officeooo:paragraph-rsid="00d5a24a" style:font-weight-asian="bold" style:font-weight-complex="bold"/>
    </style:style>
    <style:style style:name="P132" style:family="paragraph" style:parent-style-name="Text_20_body">
      <style:text-properties fo:font-weight="bold" officeooo:rsid="00d7b0cd" officeooo:paragraph-rsid="00d7b0cd" style:font-weight-asian="bold" style:font-weight-complex="bold"/>
    </style:style>
    <style:style style:name="P133" style:family="paragraph" style:parent-style-name="Text_20_body">
      <style:text-properties fo:font-weight="bold" officeooo:rsid="00d94a70" officeooo:paragraph-rsid="00d94a70" style:font-weight-asian="bold" style:font-weight-complex="bold"/>
    </style:style>
    <style:style style:name="P134" style:family="paragraph" style:parent-style-name="Text_20_body">
      <style:text-properties fo:font-weight="bold" officeooo:rsid="00ab353e" officeooo:paragraph-rsid="00a93696" fo:background-color="#cc3300" style:font-weight-asian="bold" style:font-weight-complex="bold"/>
    </style:style>
    <style:style style:name="P135" style:family="paragraph" style:parent-style-name="Text_20_body">
      <style:text-properties officeooo:paragraph-rsid="001fe097"/>
    </style:style>
    <style:style style:name="P136" style:family="paragraph" style:parent-style-name="Text_20_body">
      <style:text-properties officeooo:rsid="001fe097" officeooo:paragraph-rsid="001fe097"/>
    </style:style>
    <style:style style:name="P137" style:family="paragraph" style:parent-style-name="Text_20_body">
      <style:text-properties officeooo:rsid="00447e98" officeooo:paragraph-rsid="00447e98"/>
    </style:style>
    <style:style style:name="P138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39" style:family="paragraph" style:parent-style-name="Text_20_body">
      <style:text-properties officeooo:rsid="004671d4" officeooo:paragraph-rsid="004671d4"/>
    </style:style>
    <style:style style:name="P140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41" style:family="paragraph" style:parent-style-name="Text_20_body">
      <style:text-properties fo:font-style="normal" officeooo:rsid="00bc0e13" officeooo:paragraph-rsid="00bc0e13" style:font-style-asian="normal" style:font-style-complex="normal"/>
    </style:style>
    <style:style style:name="P142" style:family="paragraph" style:parent-style-name="Text_20_body">
      <style:text-properties fo:font-style="normal" officeooo:rsid="00da1e81" officeooo:paragraph-rsid="00da1e81" style:font-style-asian="normal" style:font-style-complex="normal"/>
    </style:style>
    <style:style style:name="P143" style:family="paragraph" style:parent-style-name="Text_20_body">
      <style:text-properties fo:font-style="normal" fo:font-weight="bold" officeooo:rsid="00a618b9" officeooo:paragraph-rsid="00a618b9" style:font-style-asian="normal" style:font-weight-asian="bold" style:font-style-complex="normal" style:font-weight-complex="bold"/>
    </style:style>
    <style:style style:name="P144" style:family="paragraph" style:parent-style-name="Text_20_body">
      <style:text-properties officeooo:rsid="0047c3a4" officeooo:paragraph-rsid="0047c3a4"/>
    </style:style>
    <style:style style:name="P145" style:family="paragraph" style:parent-style-name="Text_20_body">
      <style:text-properties officeooo:rsid="005ea977" officeooo:paragraph-rsid="00609b51"/>
    </style:style>
    <style:style style:name="P146" style:family="paragraph" style:parent-style-name="Text_20_body">
      <style:text-properties officeooo:rsid="005ea977" officeooo:paragraph-rsid="0068dc67"/>
    </style:style>
    <style:style style:name="P147" style:family="paragraph" style:parent-style-name="Text_20_body">
      <style:text-properties officeooo:rsid="005ea977" officeooo:paragraph-rsid="0068f0fa"/>
    </style:style>
    <style:style style:name="P148" style:family="paragraph" style:parent-style-name="Text_20_body">
      <style:text-properties officeooo:rsid="005ea977" officeooo:paragraph-rsid="006a11e8"/>
    </style:style>
    <style:style style:name="P149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50" style:family="paragraph" style:parent-style-name="Text_20_body">
      <style:text-properties style:text-underline-style="none" officeooo:rsid="0097dc89" officeooo:paragraph-rsid="00b06f6e"/>
    </style:style>
    <style:style style:name="P151" style:family="paragraph" style:parent-style-name="Text_20_body">
      <style:text-properties officeooo:rsid="0087c024" officeooo:paragraph-rsid="0087c024"/>
    </style:style>
    <style:style style:name="P152" style:family="paragraph" style:parent-style-name="Text_20_body">
      <style:text-properties officeooo:rsid="00a120fc" officeooo:paragraph-rsid="00a120fc"/>
    </style:style>
    <style:style style:name="P153" style:family="paragraph" style:parent-style-name="Text_20_body">
      <style:text-properties officeooo:paragraph-rsid="00507e69"/>
    </style:style>
    <style:style style:name="P154" style:family="paragraph" style:parent-style-name="Text_20_body">
      <style:text-properties officeooo:rsid="00ac4309" officeooo:paragraph-rsid="00a93696"/>
    </style:style>
    <style:style style:name="P155" style:family="paragraph" style:parent-style-name="Text_20_body">
      <style:text-properties officeooo:rsid="00ae2d86" officeooo:paragraph-rsid="00a93696"/>
    </style:style>
    <style:style style:name="P156" style:family="paragraph" style:parent-style-name="Text_20_body">
      <style:text-properties officeooo:rsid="00b0cc9b" officeooo:paragraph-rsid="00b0cc9b"/>
    </style:style>
    <style:style style:name="P157" style:family="paragraph" style:parent-style-name="Text_20_body">
      <style:text-properties officeooo:rsid="00ab27f3" officeooo:paragraph-rsid="00ab27f3"/>
    </style:style>
    <style:style style:name="P158" style:family="paragraph" style:parent-style-name="Text_20_body">
      <style:text-properties officeooo:rsid="00a73a70" officeooo:paragraph-rsid="00a73a70"/>
    </style:style>
    <style:style style:name="P159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60" style:family="paragraph" style:parent-style-name="Text_20_body">
      <style:text-properties officeooo:rsid="00b69f40" officeooo:paragraph-rsid="00b69f40"/>
    </style:style>
    <style:style style:name="P161" style:family="paragraph" style:parent-style-name="Text_20_body">
      <style:text-properties officeooo:rsid="00bc0e13" officeooo:paragraph-rsid="00bc0e13"/>
    </style:style>
    <style:style style:name="P162" style:family="paragraph" style:parent-style-name="Text_20_body">
      <style:text-properties officeooo:rsid="00ba2946" officeooo:paragraph-rsid="00ba2946"/>
    </style:style>
    <style:style style:name="P163" style:family="paragraph" style:parent-style-name="Text_20_body">
      <style:text-properties officeooo:rsid="00b7effa" officeooo:paragraph-rsid="00b7effa"/>
    </style:style>
    <style:style style:name="P164" style:family="paragraph" style:parent-style-name="Text_20_body">
      <style:text-properties officeooo:rsid="00bff5cf" officeooo:paragraph-rsid="00bff5cf"/>
    </style:style>
    <style:style style:name="P165" style:family="paragraph" style:parent-style-name="Text_20_body">
      <style:text-properties officeooo:rsid="00a618b9" officeooo:paragraph-rsid="00a618b9"/>
    </style:style>
    <style:style style:name="P166" style:family="paragraph" style:parent-style-name="Text_20_body">
      <style:text-properties officeooo:rsid="00a81be2" officeooo:paragraph-rsid="00a93696"/>
    </style:style>
    <style:style style:name="P167" style:family="paragraph" style:parent-style-name="Text_20_body">
      <style:text-properties officeooo:rsid="00cd58ed" officeooo:paragraph-rsid="00cd58ed"/>
    </style:style>
    <style:style style:name="P168" style:family="paragraph" style:parent-style-name="Text_20_body">
      <style:text-properties officeooo:rsid="00d31347" officeooo:paragraph-rsid="00d31347"/>
    </style:style>
    <style:style style:name="P169" style:family="paragraph" style:parent-style-name="Text_20_body">
      <style:text-properties officeooo:rsid="00b8eb13" officeooo:paragraph-rsid="00b8eb13"/>
    </style:style>
    <style:style style:name="P170" style:family="paragraph" style:parent-style-name="Heading_20_3">
      <style:text-properties officeooo:rsid="006dea20" officeooo:paragraph-rsid="006dea20"/>
    </style:style>
    <style:style style:name="P171" style:family="paragraph" style:parent-style-name="Heading_20_3">
      <style:text-properties officeooo:paragraph-rsid="0087a4f3"/>
    </style:style>
    <style:style style:name="P172" style:family="paragraph" style:parent-style-name="Heading_20_3">
      <style:text-properties officeooo:rsid="00447e98" officeooo:paragraph-rsid="00447e98"/>
    </style:style>
    <style:style style:name="P173" style:family="paragraph" style:parent-style-name="Heading_20_3">
      <style:text-properties officeooo:rsid="00bc0e13" officeooo:paragraph-rsid="00bc0e13"/>
    </style:style>
    <style:style style:name="P174" style:family="paragraph" style:parent-style-name="Heading_20_3">
      <style:text-properties officeooo:rsid="00d6f988" officeooo:paragraph-rsid="00d6f988"/>
    </style:style>
    <style:style style:name="P175" style:family="paragraph" style:parent-style-name="Heading_20_2">
      <style:text-properties officeooo:rsid="00bc0e13" officeooo:paragraph-rsid="00bc0e13"/>
    </style:style>
    <style:style style:name="P17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17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d0280" officeooo:paragraph-rsid="00dd0280" style:font-size-asian="11pt" style:font-style-asian="normal" style:font-weight-asian="normal" style:font-size-complex="11pt" style:text-emphasize="none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7232" style:font-style-asian="italic" style:font-style-complex="italic"/>
    </style:style>
    <style:style style:name="T13" style:family="text">
      <style:text-properties fo:font-style="italic" officeooo:rsid="0021e8a6" style:font-style-asian="italic" style:font-style-complex="italic"/>
    </style:style>
    <style:style style:name="T14" style:family="text">
      <style:text-properties fo:font-style="italic" officeooo:rsid="0022842d" style:font-style-asian="italic" style:font-style-complex="italic"/>
    </style:style>
    <style:style style:name="T15" style:family="text">
      <style:text-properties fo:font-style="italic" officeooo:rsid="0025867b" style:font-style-asian="italic" style:font-style-complex="italic"/>
    </style:style>
    <style:style style:name="T16" style:family="text">
      <style:text-properties fo:font-style="italic" officeooo:rsid="002f238a" style:font-style-asian="italic" style:font-style-complex="italic"/>
    </style:style>
    <style:style style:name="T17" style:family="text">
      <style:text-properties fo:font-style="italic" officeooo:rsid="004920e6" style:font-style-asian="italic" style:font-style-complex="italic"/>
    </style:style>
    <style:style style:name="T18" style:family="text">
      <style:text-properties fo:font-style="italic" officeooo:rsid="005b09d3" style:font-style-asian="italic" style:font-style-complex="italic"/>
    </style:style>
    <style:style style:name="T19" style:family="text">
      <style:text-properties fo:font-style="italic" officeooo:rsid="006200fd" style:font-style-asian="italic" style:font-style-complex="italic"/>
    </style:style>
    <style:style style:name="T20" style:family="text">
      <style:text-properties fo:font-style="italic" officeooo:rsid="00625baa" style:font-style-asian="italic" style:font-style-complex="italic"/>
    </style:style>
    <style:style style:name="T21" style:family="text">
      <style:text-properties fo:font-style="italic" officeooo:rsid="0062a451" style:font-style-asian="italic" style:font-style-complex="italic"/>
    </style:style>
    <style:style style:name="T22" style:family="text">
      <style:text-properties fo:font-style="italic" officeooo:rsid="00c18732" style:font-style-asian="italic" style:font-style-complex="italic"/>
    </style:style>
    <style:style style:name="T23" style:family="text">
      <style:text-properties fo:font-style="italic" officeooo:rsid="00c25d47" style:font-style-asian="italic" style:font-style-complex="italic"/>
    </style:style>
    <style:style style:name="T24" style:family="text">
      <style:text-properties fo:font-style="italic" officeooo:rsid="00c3cb7b" style:font-style-asian="italic" style:font-style-complex="italic"/>
    </style:style>
    <style:style style:name="T25" style:family="text">
      <style:text-properties fo:font-style="italic" officeooo:rsid="00c4c544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1af58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98bdf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d543ec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d742f0" style:font-style-asian="italic" style:font-weight-asian="normal" style:font-style-complex="italic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97232" style:font-style-asian="normal" style:font-style-complex="normal"/>
    </style:style>
    <style:style style:name="T37" style:family="text">
      <style:text-properties fo:font-style="normal" officeooo:rsid="0021e8a6" style:font-style-asian="normal" style:font-style-complex="normal"/>
    </style:style>
    <style:style style:name="T38" style:family="text">
      <style:text-properties fo:font-style="normal" officeooo:rsid="0022842d" style:font-style-asian="normal" style:font-style-complex="normal"/>
    </style:style>
    <style:style style:name="T39" style:family="text">
      <style:text-properties fo:font-style="normal" officeooo:rsid="002f238a" style:font-style-asian="normal" style:font-style-complex="normal"/>
    </style:style>
    <style:style style:name="T40" style:family="text">
      <style:text-properties fo:font-style="normal" officeooo:rsid="00609b51" style:font-style-asian="normal" style:font-style-complex="normal"/>
    </style:style>
    <style:style style:name="T41" style:family="text">
      <style:text-properties fo:font-style="normal" officeooo:rsid="006200fd" style:font-style-asian="normal" style:font-style-complex="normal"/>
    </style:style>
    <style:style style:name="T42" style:family="text">
      <style:text-properties fo:font-style="normal" officeooo:rsid="00377ea4" style:font-style-asian="normal" style:font-style-complex="normal"/>
    </style:style>
    <style:style style:name="T43" style:family="text">
      <style:text-properties fo:font-style="normal" officeooo:rsid="00b724f7" style:font-style-asian="normal" style:font-style-complex="normal"/>
    </style:style>
    <style:style style:name="T44" style:family="text">
      <style:text-properties fo:font-style="normal" officeooo:rsid="00c18732" style:font-style-asian="normal" style:font-style-complex="normal"/>
    </style:style>
    <style:style style:name="T45" style:family="text">
      <style:text-properties fo:font-style="normal" officeooo:rsid="00c25d47" style:font-style-asian="normal" style:font-style-complex="normal"/>
    </style:style>
    <style:style style:name="T46" style:family="text">
      <style:text-properties fo:font-style="normal" officeooo:rsid="00c3cb7b" style:font-style-asian="normal" style:font-style-complex="normal"/>
    </style:style>
    <style:style style:name="T47" style:family="text">
      <style:text-properties fo:font-style="normal" officeooo:rsid="00c4c544" style:font-style-asian="normal" style:font-style-complex="normal"/>
    </style:style>
    <style:style style:name="T48" style:family="text">
      <style:text-properties fo:font-style="normal" officeooo:rsid="00c5a3ff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b724f7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be47b3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c98bd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dc3252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d543ec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61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d742f0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style="normal" fo:background-color="#ffff00" loext:char-shading-value="0" style:font-style-asian="normal" style:font-style-complex="normal"/>
    </style:style>
    <style:style style:name="T67" style:family="text">
      <style:text-properties fo:font-style="normal" officeooo:rsid="00377ea4" fo:background-color="#ffff00" loext:char-shading-value="0" style:font-style-asian="normal" style:font-style-complex="normal"/>
    </style:style>
    <style:style style:name="T68" style:family="text">
      <style:text-properties fo:font-style="normal" fo:background-color="#ff99ff" loext:char-shading-value="0" style:font-style-asian="normal" style:font-style-complex="normal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3cbbeb" style:font-weight-asian="bold" style:font-weight-complex="bold"/>
    </style:style>
    <style:style style:name="T71" style:family="text">
      <style:text-properties fo:font-weight="bold" officeooo:rsid="002fff7d" style:font-weight-asian="bold" style:font-weight-complex="bold"/>
    </style:style>
    <style:style style:name="T72" style:family="text">
      <style:text-properties fo:font-weight="bold" officeooo:rsid="00829edc" style:font-weight-asian="bold" style:font-weight-complex="bold"/>
    </style:style>
    <style:style style:name="T73" style:family="text">
      <style:text-properties fo:font-weight="bold" officeooo:rsid="0085a84a" style:font-weight-asian="bold" style:font-weight-complex="bold"/>
    </style:style>
    <style:style style:name="T74" style:family="text">
      <style:text-properties fo:font-weight="bold" officeooo:rsid="008710da" style:font-weight-asian="bold" style:font-weight-complex="bold"/>
    </style:style>
    <style:style style:name="T75" style:family="text">
      <style:text-properties fo:font-weight="bold" officeooo:rsid="00af3677" style:font-weight-asian="bold" style:font-weight-complex="bold"/>
    </style:style>
    <style:style style:name="T76" style:family="text">
      <style:text-properties fo:font-weight="bold" fo:background-color="#ff99ff" loext:char-shading-value="0" style:font-weight-asian="bold" style:font-weight-complex="bold"/>
    </style:style>
    <style:style style:name="T77" style:family="text">
      <style:text-properties fo:font-weight="bold" fo:background-color="#ffff00" loext:char-shading-value="0" style:font-weight-asian="bold" style:font-weight-complex="bold"/>
    </style:style>
    <style:style style:name="T78" style:family="text">
      <style:text-properties fo:font-weight="bold" officeooo:rsid="00d55108" fo:background-color="#ffff00" loext:char-shading-value="0" style:font-weight-asian="bold" style:font-weight-complex="bold"/>
    </style:style>
    <style:style style:name="T79" style:family="text">
      <style:text-properties fo:font-weight="bold" officeooo:rsid="002edb5a" fo:background-color="#ffff00" loext:char-shading-value="0" style:font-weight-asian="bold" style:font-weight-complex="bold"/>
    </style:style>
    <style:style style:name="T80" style:family="text">
      <style:text-properties officeooo:rsid="0017fd55"/>
    </style:style>
    <style:style style:name="T81" style:family="text">
      <style:text-properties officeooo:rsid="00197232"/>
    </style:style>
    <style:style style:name="T82" style:family="text">
      <style:text-properties officeooo:rsid="001a1df8"/>
    </style:style>
    <style:style style:name="T83" style:family="text">
      <style:text-properties officeooo:rsid="001be258"/>
    </style:style>
    <style:style style:name="T84" style:family="text">
      <style:text-properties officeooo:rsid="001dbf4c"/>
    </style:style>
    <style:style style:name="T85" style:family="text">
      <style:text-properties officeooo:rsid="0021e8a6"/>
    </style:style>
    <style:style style:name="T86" style:family="text">
      <style:text-properties officeooo:rsid="0022842d"/>
    </style:style>
    <style:style style:name="T87" style:family="text">
      <style:text-properties officeooo:rsid="00244e39"/>
    </style:style>
    <style:style style:name="T88" style:family="text">
      <style:text-properties officeooo:rsid="0025867b"/>
    </style:style>
    <style:style style:name="T89" style:family="text">
      <style:text-properties officeooo:rsid="002edb5a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02fff7d" style:font-weight-asian="normal" style:font-weight-complex="normal"/>
    </style:style>
    <style:style style:name="T92" style:family="text">
      <style:text-properties fo:font-weight="normal" officeooo:rsid="003cbbeb" style:font-weight-asian="normal" style:font-weight-complex="normal"/>
    </style:style>
    <style:style style:name="T93" style:family="text">
      <style:text-properties fo:font-weight="normal" officeooo:rsid="00514f0e" style:font-weight-asian="normal" style:font-weight-complex="normal"/>
    </style:style>
    <style:style style:name="T94" style:family="text">
      <style:text-properties fo:font-weight="normal" officeooo:rsid="00a145c2" style:font-weight-asian="normal" style:font-weight-complex="normal"/>
    </style:style>
    <style:style style:name="T95" style:family="text">
      <style:text-properties fo:font-weight="normal" officeooo:rsid="00b0e5a4" style:font-weight-asian="normal" style:font-weight-complex="normal"/>
    </style:style>
    <style:style style:name="T96" style:family="text">
      <style:text-properties fo:font-weight="normal" officeooo:rsid="00507e69" style:font-weight-asian="normal" style:font-weight-complex="normal"/>
    </style:style>
    <style:style style:name="T97" style:family="text">
      <style:text-properties fo:font-weight="normal" officeooo:rsid="00acdcd6" style:font-weight-asian="normal" style:font-weight-complex="normal"/>
    </style:style>
    <style:style style:name="T98" style:family="text">
      <style:text-properties fo:font-weight="normal" officeooo:rsid="00ae892b" style:font-weight-asian="normal" style:font-weight-complex="normal"/>
    </style:style>
    <style:style style:name="T99" style:family="text">
      <style:text-properties fo:font-weight="normal" officeooo:rsid="00b9beee" style:font-weight-asian="normal" style:font-weight-complex="normal"/>
    </style:style>
    <style:style style:name="T100" style:family="text">
      <style:text-properties fo:font-weight="normal" officeooo:rsid="00c1af58" style:font-weight-asian="normal" style:font-weight-complex="normal"/>
    </style:style>
    <style:style style:name="T101" style:family="text">
      <style:text-properties fo:font-weight="normal" officeooo:rsid="00cecca6" style:font-weight-asian="normal" style:font-weight-complex="normal"/>
    </style:style>
    <style:style style:name="T102" style:family="text">
      <style:text-properties fo:font-weight="normal" officeooo:rsid="00d0f335" style:font-weight-asian="normal" style:font-weight-complex="normal"/>
    </style:style>
    <style:style style:name="T103" style:family="text">
      <style:text-properties fo:font-weight="normal" officeooo:rsid="00d1dc8c" style:font-weight-asian="normal" style:font-weight-complex="normal"/>
    </style:style>
    <style:style style:name="T104" style:family="text">
      <style:text-properties officeooo:rsid="004c73d4"/>
    </style:style>
    <style:style style:name="T105" style:family="text">
      <style:text-properties officeooo:rsid="004e26c9"/>
    </style:style>
    <style:style style:name="T106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107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108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109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110" style:family="text">
      <style:text-properties style:font-name="Liberation Serif" fo:font-size="13pt" fo:font-weight="bold" officeooo:rsid="00ba7226" style:font-size-asian="13pt" style:font-weight-asian="bold" style:font-size-complex="13pt" style:font-weight-complex="bold"/>
    </style:style>
    <style:style style:name="T111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112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113" style:family="text">
      <style:text-properties style:font-name="Liberation Serif" fo:font-size="13pt" officeooo:rsid="00b9b4ce" style:font-size-asian="13pt" style:font-size-complex="13pt"/>
    </style:style>
    <style:style style:name="T114" style:family="text">
      <style:text-properties style:font-name="Liberation Serif" fo:font-size="13pt" officeooo:rsid="00bc9323" style:font-size-asian="13pt" style:font-size-complex="13pt"/>
    </style:style>
    <style:style style:name="T115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116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117" style:family="text">
      <style:text-properties style:font-name="Liberation Serif" fo:font-size="13pt" fo:font-style="italic" fo:font-weight="bold" officeooo:rsid="00ba7226" style:font-size-asian="13pt" style:font-style-asian="italic" style:font-weight-asian="bold" style:font-size-complex="13pt" style:font-style-complex="italic" style:font-weight-complex="bold"/>
    </style:style>
    <style:style style:name="T118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119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120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121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122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123" style:family="text">
      <style:text-properties style:font-name="Liberation Serif" fo:font-size="13pt" fo:font-style="normal" officeooo:rsid="00c37c4f" style:font-size-asian="13pt" style:font-style-asian="normal" style:font-size-complex="13pt" style:font-style-complex="normal"/>
    </style:style>
    <style:style style:name="T124" style:family="text">
      <style:text-properties style:font-name="Liberation Serif" fo:font-size="13pt" fo:font-style="normal" fo:font-weight="bold" officeooo:rsid="00ba7226" style:font-size-asian="13pt" style:font-style-asian="normal" style:font-weight-asian="bold" style:font-size-complex="13pt" style:font-style-complex="normal" style:font-weight-complex="bold"/>
    </style:style>
    <style:style style:name="T125" style:family="text">
      <style:text-properties officeooo:rsid="005956e0"/>
    </style:style>
    <style:style style:name="T126" style:family="text">
      <style:text-properties officeooo:rsid="005b09d3"/>
    </style:style>
    <style:style style:name="T127" style:family="text">
      <style:text-properties style:text-underline-style="solid" style:text-underline-width="auto" style:text-underline-color="font-color" officeooo:rsid="00625baa"/>
    </style:style>
    <style:style style:name="T128" style:family="text">
      <style:text-properties style:text-underline-style="solid" style:text-underline-width="auto" style:text-underline-color="font-color" officeooo:rsid="00634ec2"/>
    </style:style>
    <style:style style:name="T129" style:family="text">
      <style:text-properties officeooo:rsid="006200fd"/>
    </style:style>
    <style:style style:name="T130" style:family="text">
      <style:text-properties style:text-underline-style="none" officeooo:rsid="00634ec2"/>
    </style:style>
    <style:style style:name="T131" style:family="text">
      <style:text-properties style:text-underline-style="none" officeooo:rsid="0068f0fa"/>
    </style:style>
    <style:style style:name="T132" style:family="text">
      <style:text-properties style:text-underline-style="none" officeooo:rsid="00625baa"/>
    </style:style>
    <style:style style:name="T133" style:family="text">
      <style:text-properties style:text-underline-style="none" officeooo:rsid="006b0861"/>
    </style:style>
    <style:style style:name="T134" style:family="text">
      <style:text-properties officeooo:rsid="00625baa"/>
    </style:style>
    <style:style style:name="T135" style:family="text">
      <style:text-properties officeooo:rsid="0062a451"/>
    </style:style>
    <style:style style:name="T136" style:family="text">
      <style:text-properties officeooo:rsid="0065171a"/>
    </style:style>
    <style:style style:name="T137" style:family="text">
      <style:text-properties fo:font-variant="small-caps" officeooo:rsid="0065171a" fo:background-color="transparent" loext:char-shading-value="0"/>
    </style:style>
    <style:style style:name="T138" style:family="text">
      <style:text-properties fo:font-variant="small-caps" officeooo:rsid="0068dc67" fo:background-color="transparent" loext:char-shading-value="0"/>
    </style:style>
    <style:style style:name="T139" style:family="text">
      <style:text-properties fo:font-variant="small-caps" officeooo:rsid="0068f0fa" fo:background-color="transparent" loext:char-shading-value="0"/>
    </style:style>
    <style:style style:name="T140" style:family="text">
      <style:text-properties fo:font-variant="small-caps" officeooo:rsid="006a11e8" fo:background-color="transparent" loext:char-shading-value="0"/>
    </style:style>
    <style:style style:name="T141" style:family="text">
      <style:text-properties officeooo:rsid="0068dc67"/>
    </style:style>
    <style:style style:name="T142" style:family="text">
      <style:text-properties officeooo:rsid="006a11e8"/>
    </style:style>
    <style:style style:name="T143" style:family="text">
      <style:text-properties officeooo:rsid="006c2c32"/>
    </style:style>
    <style:style style:name="T144" style:family="text">
      <style:text-properties officeooo:rsid="007a73a3"/>
    </style:style>
    <style:style style:name="T145" style:family="text">
      <style:text-properties officeooo:rsid="0085a84a"/>
    </style:style>
    <style:style style:name="T146" style:family="text">
      <style:text-properties officeooo:rsid="0087a4f3"/>
    </style:style>
    <style:style style:name="T147" style:family="text">
      <style:text-properties officeooo:rsid="00919973"/>
    </style:style>
    <style:style style:name="T148" style:family="text">
      <style:text-properties officeooo:rsid="009f1099"/>
    </style:style>
    <style:style style:name="T149" style:family="text">
      <style:text-properties officeooo:rsid="00a145c2"/>
    </style:style>
    <style:style style:name="T150" style:family="text">
      <style:text-properties officeooo:rsid="00ad0558"/>
    </style:style>
    <style:style style:name="T151" style:family="text">
      <style:text-properties officeooo:rsid="00b431ed"/>
    </style:style>
    <style:style style:name="T152" style:family="text">
      <style:text-properties officeooo:rsid="00bb69b7"/>
    </style:style>
    <style:style style:name="T153" style:family="text">
      <style:text-properties fo:background-color="#ffff00" loext:char-shading-value="0"/>
    </style:style>
    <style:style style:name="T154" style:family="text">
      <style:text-properties officeooo:rsid="00ae892b" fo:background-color="#ffff00" loext:char-shading-value="0"/>
    </style:style>
    <style:style style:name="T155" style:family="text">
      <style:text-properties fo:background-color="#66ffff" loext:char-shading-value="0"/>
    </style:style>
    <style:style style:name="T156" style:family="text">
      <style:text-properties officeooo:rsid="00d0f335" fo:background-color="#66ffff" loext:char-shading-value="0"/>
    </style:style>
    <style:style style:name="T157" style:family="text">
      <style:text-properties style:font-style-complex="normal"/>
    </style:style>
    <style:style style:name="T158" style:family="text">
      <style:text-properties officeooo:rsid="00bc0e13"/>
    </style:style>
    <style:style style:name="T159" style:family="text">
      <style:text-properties officeooo:rsid="00ae892b"/>
    </style:style>
    <style:style style:name="T160" style:family="text">
      <style:text-properties officeooo:rsid="00b0e5a4"/>
    </style:style>
    <style:style style:name="T161" style:family="text">
      <style:text-properties fo:background-color="#ff99ff" loext:char-shading-value="0"/>
    </style:style>
    <style:style style:name="T162" style:family="text">
      <style:text-properties officeooo:rsid="00d0da11"/>
    </style:style>
    <style:style style:name="T163" style:family="text">
      <style:text-properties officeooo:rsid="00d8fd70"/>
    </style:style>
    <style:style style:name="T164" style:family="text">
      <style:text-properties officeooo:rsid="00d702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105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51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77">* aller &gt; aler</text:p>
      <text:p text:style-name="P177">* sarazin / sarrasin =&gt; à reprendre partout (TL sarrasin)</text:p>
      <text:p text:style-name="P177">* &lt;unknown&gt; qui restent</text:p>
      <text:p text:style-name="P177">* tenir &gt; tenir1</text:p>
      <text:p text:style-name="P177">* chastel (CASTELLUM) // chatel (cheptel)</text:p>
      <text:p text:style-name="P177">* des &gt; des2</text:p>
      <text:p text:style-name="P177">* mu &gt; mu1</text:p>
      <text:p text:style-name="P177">* mi1 (note) &gt; mi2 (moitié)</text:p>
      <text:p text:style-name="P177">* ferrer au lieu de ferir</text:p>
      <text:p text:style-name="P177">* mult &gt; mout</text:p>
      <text:p text:style-name="P177">* sur1 &gt; aligner sur sor2 et documenter</text:p>
      <text:p text:style-name="P177">* a3+les &gt; a3+le</text:p>
      <text:p text:style-name="P177">* put (adj.) /pute (nom) à vérifier</text:p>
      <text:p text:style-name="P177">* mal2 (mât) &gt; mal1 (mal)</text:p>
      <text:p text:style-name="P177">* marz (mois) / marc1 (marc d'argent)</text:p>
      <text:p text:style-name="P177">* font1 (fonts baptismaux) / fonz (&lt; FUNDUS, cours d'eau ou fond, etc.)</text:p>
      <text:p text:style-name="P177">* danois en NOMcom &gt; NOMpro</text:p>
      <text:p text:style-name="P177"/>
      <text:p text:style-name="P177"/>
      <text:p text:style-name="P177">* écarts par rapport à TL =&gt; pont1/pont2 &gt; pont ?</text:p>
      <text:p text:style-name="P177"/>
      <text:p text:style-name="P177"/>
      <text:p text:style-name="P177">mots contenants des gap</text:p>
      <text:p text:style-name="P177">mots d'étiquette OUT</text:p>
      <text:p text:style-name="P177">pas d'espaces dans les lemmes ! =&gt; enlever espaces au début et à la fin. Ceux au milieu transformés en _</text:p>
      <text:p text:style-name="P177"/>
      <text:p text:style-name="P177">desmesurez<text:tab/>desmesurer<text:tab/>VERppe</text:p>
      <text:p text:style-name="P177">mult<text:tab/>mult<text:tab/>ADVgen</text:p>
      <text:p text:style-name="P177"/>
      <text:p text:style-name="P177">problème d'intégration des POS ?? Tester.</text:p>
      <text:p text:style-name="P177"/>
      <text:p text:style-name="P177">lemmes à ajouter:</text:p>
      <text:p text:style-name="P177">- lemmes complexes (a3+le, etc.)</text:p>
      <text:p text:style-name="P177">- adverbes</text:p>
      <text:p text:style-name="P177">- lemmes manquants…</text:p>
      <text:p text:style-name="P177">- noms propres</text:p>
      <text:p text:style-name="P177"/>
      <text:p text:style-name="P177"/>
      <text:p text:style-name="P177">ajouter le processus de relecture au wiki</text:p>
      <text:p text:style-name="P6"><text:soft-page-break/></text:p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106">⚠ </text:span><text:span text:style-name="T107">Attention aux distinctions entre ne1 </text:span><text:span text:style-name="T109">(ne, n', nen)</text:span><text:span text:style-name="T107"> /ne2 </text:span><text:span text:style-name="T109">(ne, ni, n')</text:span><text:span text:style-name="T107"> (ADVneg / CONcoo)  ; <text:s/>se (CONsub) / si (ADVgen) ; </text:span><text:span text:style-name="T108">en1 (PRE) et en2 (ADV) </text:span><text:span text:style-name="T107">;</text:span><text:span text:style-name="T111"> </text:span><text:span text:style-name="T112">cant1 (&lt;quando, qui peut être ADVint, ADVsub, CONsub, ADVgen) et cant2 (&lt;quantum).</text:span></text:p>
      <text:p text:style-name="P4"/>
      <text:p text:style-name="Text_20_body">« <text:span text:style-name="T150">car initial est &lt;ADVgen&gt; lorsqu’il précède un subjonctif d’ordre ou un impératif. Dans </text:span></text:p>
      <text:p text:style-name="Text_20_body">les autres cas, il est &lt;CONcoo&gt; »</text:p>
      <text:p text:style-name="P109">TL <text:span text:style-name="T152">(aussi AND)</text:span> distingue : <text:s/><text:span text:style-name="T113">ainz (&lt; ANTES), </text:span><text:span text:style-name="T116">avant</text:span><text:span text:style-name="T119">, </text:span><text:span text:style-name="T116">au contraire</text:span><text:span text:style-name="T113"> ≠ ainc (</text:span><text:span text:style-name="T114">&lt; *ANQUE, cf. FEW</text:span><text:span text:style-name="T113">), </text:span><text:span text:style-name="T116">jamais </text:span><text:span text:style-name="T120">(</text:span><text:span text:style-name="T121">plus </text:span><text:span text:style-name="T119">rare</text:span><text:span text:style-name="T120">). </text:span><text:span text:style-name="T122">Les graphies des manuscrits sont par contre à peu près interchangeables (ainz, ainc, aincs, einz, etc.)</text:span></text:p>
      <text:p text:style-name="P111"><text:span text:style-name="T116">c</text:span><text:span text:style-name="T115">e1</text:span><text:span text:style-name="T118"> pronom démonstratif neutre (ço en AN) et </text:span><text:span text:style-name="T115">ce2</text:span><text:span text:style-name="T118"> </text:span><text:span text:style-name="T123">(cis, ce, ces) </text:span><text:span text:style-name="T118">= cel, cest</text:span></text:p>
      <text:p text:style-name="P112">« es/as/ais [TL <text:span text:style-name="T11">ez</text:span><text:span text:style-name="T35">]</text:span> dans la construction <text:span text:style-name="T11">es vos</text:span> est &lt;ADVgen&gt; »</text:p>
      <text:p text:style-name="Heading_20_2">Pronoms<text:span text:style-name="T106">⚠ </text:span><text:span text:style-name="T110">à la distinction entre régime direct (</text:span><text:span text:style-name="T117">r</text:span><text:span text:style-name="T124">, le pronom est COD) et régime indirect prépositionnel ou non prépositionnel (</text:span><text:span text:style-name="T117">i</text:span><text:span text:style-name="T124">, le pronom est COI, et se trouve derrière une préposition ou non; par ex ; il </text:span><text:span text:style-name="T117">li</text:span><text:span text:style-name="T124"> dit sa pensee = il dit sa pensee [COD] </text:span><text:span text:style-name="T117">à lui</text:span><text:span text:style-name="T124"> [COI])</text:span></text:p>
      <text:p text:style-name="P7">Autre ex. : Karles mes sire vos rendra toz voz drois = Karles rendra <text:span text:style-name="T11">toz voz drois</text:span><text:span text:style-name="T157"> [COD] </text:span><text:span text:style-name="T11">vos</text:span><text:span text:style-name="T157"> [COI]</text:span></text:p>
      <text:p text:style-name="P172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38">Masc. et fém.</text:p>
          </table:table-cell>
          <table:table-cell table:style-name="Tableau4.A1" office:value-type="string">
            <text:p text:style-name="P138">Neutre</text:p>
          </table:table-cell>
          <table:table-cell table:style-name="Tableau4.D1" office:value-type="string">
            <text:p text:style-name="P138">Lemme<text:span text:style-name="T104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39">qui, ki (<text:span text:style-name="T11">dial., </text:span><text:span text:style-name="T17">surt. AN et E.,</text:span><text:span text:style-name="T35"> que, ke)</text:span></text:p>
          </table:table-cell>
          <table:table-cell table:style-name="Tableau4.A2" office:value-type="string">
            <text:p text:style-name="P139">qui, ki ; que, ke</text:p>
          </table:table-cell>
          <table:table-cell table:style-name="Tableau4.D2" office:value-type="string">
            <text:p text:style-name="P96">qui <text:span text:style-name="T90">; </text:span><text:span text:style-name="T143">que2|que3</text:span></text:p>
          </table:table-cell>
        </table:table-row>
        <table:table-row>
          <table:table-cell table:style-name="Tableau4.A2" office:value-type="string">
            <text:p text:style-name="P137">CR1</text:p>
          </table:table-cell>
          <table:table-cell table:style-name="Tableau4.A2" office:value-type="string">
            <text:p text:style-name="P140">que, ke</text:p>
          </table:table-cell>
          <table:table-cell table:style-name="Tableau4.A2" office:value-type="string">
            <text:p text:style-name="P144">que, ke</text:p>
          </table:table-cell>
          <table:table-cell table:style-name="Tableau4.D2" office:value-type="string">
            <text:p text:style-name="P149">que2|que3</text:p>
          </table:table-cell>
        </table:table-row>
        <table:table-row>
          <table:table-cell table:style-name="Tableau4.A2" office:value-type="string">
            <text:p text:style-name="P137">CR2</text:p>
          </table:table-cell>
          <table:table-cell table:style-name="Tableau4.A2" office:value-type="string">
            <text:p text:style-name="P144">cui, qui ; coi, quoi</text:p>
          </table:table-cell>
          <table:table-cell table:style-name="Tableau4.A2" office:value-type="string">
            <text:p text:style-name="P144">coi ; quoi</text:p>
          </table:table-cell>
          <table:table-cell table:style-name="Tableau4.D2" office:value-type="string">
            <text:p text:style-name="P97">cui ; <text:span text:style-name="T125">coi2</text:span></text:p>
          </table:table-cell>
        </table:table-row>
      </table:table>
      <text:p text:style-name="Text_20_body">C'est <text:span text:style-name="T126">un peu compliqué, chez TL, au niveau des lemmes pour </text:span><text:span text:style-name="T18">que</text:span><text:span text:style-name="T126"> (surtout quand on le confronte à la vision Cattex), qui distingue :</text:span></text:p>
      <text:p text:style-name="P145"><text:span text:style-name="T69">que1</text:span> <text:span text:style-name="T136">(&lt; </text:span><text:span text:style-name="T137">quam</text:span><text:span text:style-name="T136">) </text:span>: Vergleichspart. ; qu', ke (8; 6; 26) =&gt; <text:span text:style-name="T11">que</text:span> comparatif (al. <text:span text:style-name="T11">als</text:span><text:span text:style-name="T35">), par ex. </text:span><text:span text:style-name="T22">plus tost…que …</text:span><text:span text:style-name="T44">, </text:span><text:span text:style-name="T23">plus bel que…</text:span><text:span text:style-name="T45">, </text:span><text:span text:style-name="T23">n'en a que…</text:span><text:span text:style-name="T45">, </text:span><text:span text:style-name="T24">fors que</text:span><text:span text:style-name="T46">…,</text:span><text:span text:style-name="T45"> </text:span><text:span text:style-name="T44">etc.</text:span><text:span text:style-name="T35"> ; </text:span><text:span text:style-name="T40">dans Cattex, il s'agit du que </text:span><text:span text:style-name="T60">CONsub</text:span><text:span text:style-name="T40">, avec le lemme </text:span><text:span text:style-name="T62">que1</text:span><text:span text:style-name="T63"> </text:span><text:span text:style-name="T64">[peut-être aussi </text:span><text:span text:style-name="T34">que</text:span><text:span text:style-name="T64"> ADVgen, dans </text:span><text:span text:style-name="T34">ne…que</text:span><text:span text:style-name="T64">, </text:span><text:span text:style-name="T34">ne mais que</text:span><text:span text:style-name="T64">]</text:span></text:p>
      <text:p text:style-name="P146"><text:span text:style-name="T69">que2</text:span> <text:span text:style-name="T141">(&lt; </text:span><text:span text:style-name="T137">qu</text:span><text:span text:style-name="T138">i, quem, quam, quod</text:span><text:span text:style-name="T141">) </text:span>: pron. rel., adv. rel. ; qu', ke (8; 9; 18) <text:span text:style-name="T134">=&gt; </text:span><text:span text:style-name="T20">que</text:span><text:span text:style-name="T134"> </text:span><text:span text:style-name="T127">PROrel</text:span><text:span text:style-name="T134">, (la chose que j'ai mangée…), avec le lemme </text:span><text:span text:style-name="T127">que2</text:span><text:span text:style-name="T132">, </text:span><text:span text:style-name="T133">confondu en pratique avec le suivant</text:span></text:p>
      <text:p text:style-name="P147"><text:span text:style-name="T69">que3</text:span> <text:span text:style-name="T141">(&lt; </text:span><text:span text:style-name="T137">qu</text:span><text:span text:style-name="T138">i</text:span><text:span text:style-name="T139">d</text:span><text:span text:style-name="T141">) </text:span>: pron. interrog. ; qu', ke (8; 19; 34) <text:span text:style-name="T135">=&gt; </text:span><text:span text:style-name="T21">que</text:span><text:span text:style-name="T135"> </text:span><text:span text:style-name="T128">PROint</text:span><text:span text:style-name="T130">, </text:span><text:span text:style-name="T131">avec le lemme </text:span><text:span text:style-name="T127">que3</text:span></text:p>
      <text:p text:style-name="P148"><text:span text:style-name="T69">que4</text:span> <text:span text:style-name="T142">(&lt; </text:span><text:span text:style-name="T137">qu</text:span><text:span text:style-name="T140">ia</text:span><text:span text:style-name="T142">) </text:span>: conjunct. ; ques, ke (8; 23; 28) <text:span text:style-name="T129">=&gt; </text:span><text:span text:style-name="T19">que</text:span><text:span text:style-name="T129"> conj. sub., (al. </text:span><text:span text:style-name="T19">daß</text:span><text:span text:style-name="T41">), par ex. </text:span><text:span text:style-name="T19">il avint que… </text:span><text:span text:style-name="T41">; </text:span><text:span text:style-name="T47">aussi consécutif, </text:span><text:span text:style-name="T25">il fist tant que…</text:span><text:span text:style-name="T47">, </text:span><text:span text:style-name="T48">etc.,</text:span><text:span text:style-name="T41"> dans Cattex, c'est aussi le </text:span><text:span text:style-name="T19">que</text:span><text:span text:style-name="T41"> </text:span><text:span text:style-name="T61">CONsub</text:span><text:span text:style-name="T63">, avec le lemme </text:span><text:span text:style-name="T61">que4</text:span></text:p>
      <text:p text:style-name="P150"><text:span text:style-name="T49">N.B. : </text:span><text:span text:style-name="T51">C</text:span><text:span text:style-name="T49">attex a également un que ADVgen, « dans la négation restrictive (ne [...] que) est étiqueté </text:span><text:soft-page-break/><text:span text:style-name="T49">&lt;ADVgen&gt; ; idem dans la construction ne [...] mais [...] que [...] ou ne [...] mais [...] ». </text:span><text:span text:style-name="T52">On lui donne également le lemme </text:span><text:span text:style-name="T62">que1</text:span><text:span text:style-name="T51">. </text:span><text:span text:style-name="T54">Ex. Franceis se taisent, ne mais que Guenelun.</text:span></text:p>
      <text:p text:style-name="P170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1">pers.</text:p>
          </table:table-cell>
          <table:table-cell table:style-name="Tableau5.A1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2">Lemme <text:span text:style-name="T147">retenu</text:span></text:p>
          </table:table-cell>
        </table:table-row>
        <table:table-row>
          <table:table-cell table:style-name="Tableau5.A2" office:value-type="string">
            <text:p text:style-name="P71">1 sg.</text:p>
          </table:table-cell>
          <table:table-cell table:style-name="Tableau5.A2" table:number-columns-spanned="6" office:value-type="string">
            <text:p text:style-name="P77">CS <text:s/>je, …, <text:span text:style-name="T69">gié</text:span></text:p>
            <text:p text:style-name="P77">CR <text:s/>me, <text:span text:style-name="T69">mei, moi</text:span><text:span text:style-name="T90">, </text:span><text:span text:style-name="T69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3">je</text:p>
          </table:table-cell>
        </table:table-row>
        <table:table-row>
          <table:table-cell table:style-name="Tableau5.A2" office:value-type="string">
            <text:p text:style-name="P71">2 sg.</text:p>
          </table:table-cell>
          <table:table-cell table:style-name="Tableau5.A2" table:number-columns-spanned="6" office:value-type="string">
            <text:p text:style-name="P77">CS tu (<text:span text:style-name="T11">pic</text:span>. te)</text:p>
            <text:p text:style-name="P77">CR te, <text:span text:style-name="T69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6">tu</text:p>
          </table:table-cell>
        </table:table-row>
        <table:table-row>
          <table:table-cell table:style-name="Tableau5.A2" office:value-type="string">
            <text:p text:style-name="P71">3 sg.</text:p>
          </table:table-cell>
          <table:table-cell table:style-name="Tableau5.A2" office:value-type="string">
            <text:p text:style-name="P78">masc.</text:p>
            <text:p text:style-name="P77">CS il, ilh, i</text:p>
            <text:p text:style-name="P77">CR le, <text:span text:style-name="T72">lui</text:span></text:p>
            <text:p text:style-name="P80">CRI li, <text:span text:style-name="T69">lui</text:span></text:p>
          </table:table-cell>
          <table:table-cell table:style-name="Tableau5.A2" table:number-columns-spanned="3" office:value-type="string">
            <text:p text:style-name="P78">fém.</text:p>
            <text:p text:style-name="P79">ele</text:p>
            <text:p text:style-name="P79">la (pic. le), <text:span text:style-name="T69">li, lei, lié</text:span></text:p>
            <text:p text:style-name="P79">li, <text:span text:style-name="T69">li, lei, lié</text:span></text:p>
          </table:table-cell>
          <table:covered-table-cell/>
          <table:covered-table-cell/>
          <table:table-cell table:style-name="Tableau5.A2" office:value-type="string">
            <text:p text:style-name="P87">neutre</text:p>
            <text:p text:style-name="P88">il, el</text:p>
            <text:p text:style-name="P88">le, lo,… </text:p>
            <text:p text:style-name="P88"/>
          </table:table-cell>
          <table:table-cell table:style-name="Tableau5.A2" office:value-type="string">
            <text:p text:style-name="P82">réfl.</text:p>
            <text:p text:style-name="P82"/>
            <text:p text:style-name="P84">se, <text:span text:style-name="T69">sei, soi</text:span></text:p>
          </table:table-cell>
          <table:table-cell table:style-name="Tableau5.H2" office:value-type="string">
            <text:p text:style-name="P73">il ; <text:span text:style-name="T148">soi1</text:span></text:p>
          </table:table-cell>
        </table:table-row>
        <table:table-row>
          <table:table-cell table:style-name="Tableau5.A2" office:value-type="string">
            <text:p text:style-name="P71"><text:span text:style-name="T144">1</text:span> <text:span text:style-name="T144">pl</text:span>.</text:p>
          </table:table-cell>
          <table:table-cell table:style-name="Tableau5.A2" table:number-columns-spanned="6" office:value-type="string">
            <text:p text:style-name="P86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nos1</text:p>
          </table:table-cell>
        </table:table-row>
        <table:table-row>
          <table:table-cell table:style-name="Tableau5.A2" office:value-type="string">
            <text:p text:style-name="P71"><text:span text:style-name="T144">2</text:span> <text:span text:style-name="T144">pl</text:span>.</text:p>
          </table:table-cell>
          <table:table-cell table:style-name="Tableau5.A2" table:number-columns-spanned="6" office:value-type="string">
            <text:p text:style-name="P86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vos1 <text:span text:style-name="T162">[ou vos?]</text:span></text:p>
          </table:table-cell>
        </table:table-row>
        <table:table-row>
          <table:table-cell table:style-name="Tableau5.A2" office:value-type="string">
            <text:p text:style-name="P71"><text:span text:style-name="T144">3</text:span> <text:span text:style-name="T144">pl</text:span>.</text:p>
          </table:table-cell>
          <table:table-cell table:style-name="Tableau5.A2" table:number-columns-spanned="2" office:value-type="string">
            <text:p text:style-name="P78">masc.</text:p>
            <text:p text:style-name="P77">CS il, ilh, i</text:p>
            <text:p text:style-name="P77">CR le<text:span text:style-name="T145">s, </text:span><text:span text:style-name="T73">els, eus</text:span></text:p>
            <text:p text:style-name="P85">CRI <text:span text:style-name="T145">lor, </text:span><text:span text:style-name="T73">els, eus</text:span></text:p>
          </table:table-cell>
          <table:covered-table-cell/>
          <table:table-cell table:style-name="Tableau5.A2" office:value-type="string">
            <text:p text:style-name="P78">fém.</text:p>
            <text:p text:style-name="P79">ele<text:span text:style-name="T145">s, els, eus</text:span></text:p>
            <text:p text:style-name="P89">les, <text:span text:style-name="T74">eles, els, eus</text:span></text:p>
            <text:p text:style-name="P90">lor, <text:span text:style-name="T69">eles, els, eus</text:span></text:p>
          </table:table-cell>
          <table:table-cell table:style-name="Tableau5.A2" table:number-columns-spanned="3" office:value-type="string">
            <text:p text:style-name="P81">réfl.</text:p>
            <text:p text:style-name="P81"/>
            <text:p text:style-name="P83">se, <text:span text:style-name="T69">sei, soi</text:span></text:p>
          </table:table-cell>
          <table:covered-table-cell/>
          <table:covered-table-cell/>
          <table:table-cell table:style-name="Tableau5.H2" office:value-type="string">
            <text:p text:style-name="P74">il</text:p>
          </table:table-cell>
        </table:table-row>
      </table:table>
      <text:p text:style-name="Text_20_body"/>
      <text:p text:style-name="Text_20_body"/>
      <text:p text:style-name="P171">Pronoms, déterminants et articles possessifs : les paradigmes et leurs lemmes <text:span text:style-name="T146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1">Les deux paradigmes sont distincts au sg., mais en grande partie <text:span text:style-name="T7">communs au pl. TL propose des lemmes pour chaque personne</text:span></text:p>
      <text:p text:style-name="P91"/>
      <text:p text:style-name="P95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7">Masc.</text:p>
          </table:table-cell>
          <table:covered-table-cell/>
          <table:table-cell table:style-name="Tableau1.A1" table:number-columns-spanned="2" office:value-type="string">
            <text:p text:style-name="P17">Fém.</text:p>
          </table:table-cell>
          <table:covered-table-cell/>
          <table:table-cell table:style-name="Tableau1.F1" office:value-type="string">
            <text:p text:style-name="P17">Lemme <text:span text:style-name="T82">TL</text:span></text:p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41">Sg.</text:p>
          </table:table-cell>
          <table:table-cell table:style-name="Tableau1.A2" office:value-type="string">
            <text:p text:style-name="P24">Pl.</text:p>
          </table:table-cell>
          <table:table-cell table:style-name="Tableau1.A2" office:value-type="string">
            <text:p text:style-name="P30">Sg.</text:p>
          </table:table-cell>
          <table:table-cell table:style-name="Tableau1.A2" office:value-type="string">
            <text:p text:style-name="P30">Pl.</text:p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16">1<text:span text:style-name="T9">re</text:span> pers.</text:p>
          </table:table-cell>
          <table:table-cell table:style-name="Tableau1.A2" office:value-type="string">
            <text:p text:style-name="P23">CS <text:span text:style-name="T11">mes</text:span><text:span text:style-name="T35">, </text:span><text:span text:style-name="T11">mis </text:span><text:span text:style-name="T35">(AN)</text:span></text:p>
            <text:p text:style-name="P40">CR <text:span text:style-name="T11">mon, mun</text:span> (AN<text:span text:style-name="T81">)</text:span>, <text:span text:style-name="T11">men</text:span> (pic.)</text:p>
          </table:table-cell>
          <table:table-cell table:style-name="Tableau1.A2" office:value-type="string">
            <text:p text:style-name="P50">mi</text:p>
            <text:p text:style-name="P50">mes</text:p>
          </table:table-cell>
          <table:table-cell table:style-name="Tableau1.A2" office:value-type="string">
            <text:p text:style-name="P29"><text:span text:style-name="T11">ma</text:span>, <text:span text:style-name="T11">me</text:span><text:span text:style-name="T35"> (pic.)</text:span></text:p>
          </table:table-cell>
          <table:table-cell table:style-name="Tableau1.A2" office:value-type="string">
            <text:p text:style-name="P50">mes</text:p>
          </table:table-cell>
          <table:table-cell table:style-name="Tableau1.F2" office:value-type="string">
            <text:p text:style-name="P60">mon1</text:p>
          </table:table-cell>
        </table:table-row>
        <table:table-row>
          <table:table-cell table:style-name="Tableau1.A2" office:value-type="string">
            <text:p text:style-name="P65">2<text:span text:style-name="T9">e</text:span> pers.</text:p>
          </table:table-cell>
          <table:table-cell table:style-name="Tableau1.A2" office:value-type="string">
            <text:p text:style-name="P29">CS <text:span text:style-name="T11">tes, tis</text:span></text:p>
            <text:p text:style-name="P29"><text:span text:style-name="T35">CR </text:span><text:span text:style-name="T11">ton</text:span><text:span text:style-name="T35">, </text:span><text:span text:style-name="T11">tun, ten</text:span></text:p>
          </table:table-cell>
          <table:table-cell table:style-name="Tableau1.A2" office:value-type="string">
            <text:p text:style-name="P50">ti</text:p>
            <text:p text:style-name="P50">tes</text:p>
          </table:table-cell>
          <table:table-cell table:style-name="Tableau1.A2" office:value-type="string">
            <text:p text:style-name="P29"><text:span text:style-name="T11">ta</text:span>, <text:span text:style-name="T11">te</text:span></text:p>
          </table:table-cell>
          <table:table-cell table:style-name="Tableau1.A2" office:value-type="string">
            <text:p text:style-name="P50">tes</text:p>
          </table:table-cell>
          <table:table-cell table:style-name="Tableau1.F2" office:value-type="string">
            <text:p text:style-name="P60">ton4</text:p>
          </table:table-cell>
        </table:table-row>
        <table:table-row>
          <table:table-cell table:style-name="Tableau1.A2" office:value-type="string">
            <text:p text:style-name="P65">3<text:span text:style-name="T9">e</text:span> pers.</text:p>
          </table:table-cell>
          <table:table-cell table:style-name="Tableau1.A2" office:value-type="string">
            <text:p text:style-name="P29">CS <text:span text:style-name="T11">ses</text:span></text:p>
            <text:p text:style-name="P29"><text:span text:style-name="T35">CR </text:span><text:span text:style-name="T11">son</text:span><text:span text:style-name="T35">, </text:span><text:span text:style-name="T11">sun</text:span><text:span text:style-name="T35">, </text:span><text:span text:style-name="T11">sen</text:span></text:p>
          </table:table-cell>
          <table:table-cell table:style-name="Tableau1.A2" office:value-type="string">
            <text:p text:style-name="P50">si</text:p>
            <text:p text:style-name="P50">ses</text:p>
          </table:table-cell>
          <table:table-cell table:style-name="Tableau1.A2" office:value-type="string">
            <text:p text:style-name="P50">sa<text:span text:style-name="T35">, </text:span>se</text:p>
          </table:table-cell>
          <table:table-cell table:style-name="Tableau1.A2" office:value-type="string">
            <text:p text:style-name="P50">ses</text:p>
          </table:table-cell>
          <table:table-cell table:style-name="Tableau1.F2" office:value-type="string">
            <text:p text:style-name="P46"><text:span text:style-name="T69">son4</text:span> </text:p>
            <text:p text:style-name="P51">(en réalité, pas une vraie entrée, mais un renvoi à suen<text:span text:style-name="T80">…</text:span>)</text:p>
          </table:table-cell>
        </table:table-row>
      </table:table>
      <text:p text:style-name="P91"><text:soft-page-break/></text:p>
      <text:p text:style-name="P91"/>
      <text:p text:style-name="P94">Adjectif possessif fort, <text:span text:style-name="T83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8"/>
          </table:table-cell>
          <table:table-cell table:style-name="Tableau2.A1" table:number-columns-spanned="2" office:value-type="string">
            <text:p text:style-name="P18">Masc.</text:p>
          </table:table-cell>
          <table:covered-table-cell/>
          <table:table-cell table:style-name="Tableau2.A1" table:number-columns-spanned="2" office:value-type="string">
            <text:p text:style-name="P18">Fém.</text:p>
          </table:table-cell>
          <table:covered-table-cell/>
          <table:table-cell table:style-name="Tableau2.F1" office:value-type="string">
            <text:p text:style-name="P18">Lemme <text:span text:style-name="T82">TL</text:span></text:p>
          </table:table-cell>
        </table:table-row>
        <table:table-row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42">Sg.</text:p>
          </table:table-cell>
          <table:table-cell table:style-name="Tableau2.A2" office:value-type="string">
            <text:p text:style-name="P25">Pl.</text:p>
          </table:table-cell>
          <table:table-cell table:style-name="Tableau2.A2" office:value-type="string">
            <text:p text:style-name="P31">Sg.</text:p>
          </table:table-cell>
          <table:table-cell table:style-name="Tableau2.A2" office:value-type="string">
            <text:p text:style-name="P31">Pl.</text:p>
          </table:table-cell>
          <table:table-cell table:style-name="Tableau2.F2" office:value-type="string">
            <text:p text:style-name="P35"/>
          </table:table-cell>
        </table:table-row>
        <table:table-row>
          <table:table-cell table:style-name="Tableau2.A2" office:value-type="string">
            <text:p text:style-name="P20">1<text:span text:style-name="T9">re</text:span> pers.</text:p>
          </table:table-cell>
          <table:table-cell table:style-name="Tableau2.A2" office:value-type="string">
            <text:p text:style-name="P27">CS <text:span text:style-name="T11">m</text:span><text:span text:style-name="T12">i</text:span><text:span text:style-name="T11">e</text:span><text:span text:style-name="T12">n</text:span><text:span text:style-name="T11">s</text:span><text:span text:style-name="T35">, </text:span><text:span text:style-name="T11">m</text:span><text:span text:style-name="T12">en</text:span><text:span text:style-name="T11">s </text:span><text:span text:style-name="T35">(AN)</text:span></text:p>
            <text:p text:style-name="P44">CR <text:span text:style-name="T11">m</text:span><text:span text:style-name="T12">ien</text:span><text:span text:style-name="T11">, </text:span><text:span text:style-name="T12">men</text:span> (AN<text:span text:style-name="T81">)</text:span></text:p>
          </table:table-cell>
          <table:table-cell table:style-name="Tableau2.A2" office:value-type="string">
            <text:p text:style-name="P52">mien, men</text:p>
            <text:p text:style-name="P52">miens, mens</text:p>
          </table:table-cell>
          <table:table-cell table:style-name="Tableau2.A2" office:value-type="string">
            <text:p text:style-name="P36"><text:span text:style-name="T11">meie</text:span><text:span text:style-name="T35">, </text:span><text:span text:style-name="T11">moie</text:span><text:span text:style-name="T35"> ; <text:s/></text:span><text:span text:style-name="T11">mieue</text:span><text:span text:style-name="T35">, </text:span><text:span text:style-name="T11">miue</text:span><text:span text:style-name="T35"> (pic)</text:span></text:p>
          </table:table-cell>
          <table:table-cell table:style-name="Tableau2.A2" office:value-type="string">
            <text:p text:style-name="P52">meie, …</text:p>
          </table:table-cell>
          <table:table-cell table:style-name="Tableau2.F2" office:value-type="string">
            <text:p text:style-name="P61">mien</text:p>
          </table:table-cell>
        </table:table-row>
        <table:table-row>
          <table:table-cell table:style-name="Tableau2.A2" office:value-type="string">
            <text:p text:style-name="P66">2<text:span text:style-name="T9">e</text:span> pers.</text:p>
          </table:table-cell>
          <table:table-cell table:style-name="Tableau2.A2" office:value-type="string">
            <text:p text:style-name="P33">CS <text:span text:style-name="T12">tuens</text:span><text:span text:style-name="T36">, </text:span><text:span text:style-name="T12">tuns </text:span><text:span text:style-name="T36">(AN)</text:span><text:span text:style-name="T12">, toens</text:span><text:span text:style-name="T36"> (O)</text:span></text:p>
            <text:p text:style-name="P33"><text:span text:style-name="T35">CR </text:span><text:span text:style-name="T12">tuen</text:span></text:p>
          </table:table-cell>
          <table:table-cell table:style-name="Tableau2.A2" office:value-type="string">
            <text:p text:style-name="P52">tuen, …</text:p>
            <text:p text:style-name="P52">tuens,…</text:p>
          </table:table-cell>
          <table:table-cell table:style-name="Tableau2.A2" office:value-type="string">
            <text:p text:style-name="P36"><text:span text:style-name="T11">toe, toue, teue, tue </text:span><text:span text:style-name="T35">(AN)</text:span><text:span text:style-name="T11">, …</text:span></text:p>
          </table:table-cell>
          <table:table-cell table:style-name="Tableau2.A2" office:value-type="string">
            <text:p text:style-name="P52">toes,…</text:p>
          </table:table-cell>
          <table:table-cell table:style-name="Tableau2.F2" office:value-type="string">
            <text:p text:style-name="P58">tuen</text:p>
            <text:p text:style-name="P64">(renv. à ton4…)</text:p>
          </table:table-cell>
        </table:table-row>
        <table:table-row>
          <table:table-cell table:style-name="Tableau2.A2" office:value-type="string">
            <text:p text:style-name="P66">3<text:span text:style-name="T9">e</text:span> pers.</text:p>
          </table:table-cell>
          <table:table-cell table:style-name="Tableau2.A2" office:value-type="string">
            <text:p text:style-name="P33">CS <text:span text:style-name="T12">suens, suns, soens</text:span></text:p>
            <text:p text:style-name="P33"><text:span text:style-name="T35">CR </text:span><text:span text:style-name="T12">suen, sun, soen</text:span></text:p>
          </table:table-cell>
          <table:table-cell table:style-name="Tableau2.A2" office:value-type="string">
            <text:p text:style-name="P52">suen, …</text:p>
            <text:p text:style-name="P52">suens,…</text:p>
          </table:table-cell>
          <table:table-cell table:style-name="Tableau2.A2" office:value-type="string">
            <text:p text:style-name="P52">soe, soue, seue,…</text:p>
          </table:table-cell>
          <table:table-cell table:style-name="Tableau2.A2" office:value-type="string">
            <text:p text:style-name="P52">soes,…</text:p>
          </table:table-cell>
          <table:table-cell table:style-name="Tableau2.F2" office:value-type="string">
            <text:p text:style-name="P48">suen</text:p>
          </table:table-cell>
        </table:table-row>
      </table:table>
      <text:p text:style-name="P9"/>
      <text:p text:style-name="P92"/>
      <text:p text:style-name="P93">Possesseurs multiples</text:p>
      <text:p text:style-name="P135">Cert<text:span text:style-name="T84">ains grammairiens distinguent, et d'autres non, deux paradigmes séparés pour « article » et adjectif possessif. Les formes sont en tous cas assez largement communes… et TL ne fait pas de distinction de lemmes.</text:span></text:p>
      <text:p text:style-name="P136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9"/>
          </table:table-cell>
          <table:table-cell table:style-name="Tableau3.A1" table:number-columns-spanned="2" office:value-type="string">
            <text:p text:style-name="P19">Masc.</text:p>
          </table:table-cell>
          <table:covered-table-cell/>
          <table:table-cell table:style-name="Tableau3.A1" table:number-columns-spanned="2" office:value-type="string">
            <text:p text:style-name="P19">Fém.</text:p>
          </table:table-cell>
          <table:covered-table-cell/>
          <table:table-cell table:style-name="Tableau3.F1" office:value-type="string">
            <text:p text:style-name="P19">Lemme <text:span text:style-name="T82">TL</text:span></text:p>
          </table:table-cell>
        </table:table-row>
        <table:table-row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43">Sg.</text:p>
          </table:table-cell>
          <table:table-cell table:style-name="Tableau3.A2" office:value-type="string">
            <text:p text:style-name="P26">Pl.</text:p>
          </table:table-cell>
          <table:table-cell table:style-name="Tableau3.A2" office:value-type="string">
            <text:p text:style-name="P32">Sg.</text:p>
          </table:table-cell>
          <table:table-cell table:style-name="Tableau3.A2" office:value-type="string">
            <text:p text:style-name="P32">Pl.</text:p>
          </table:table-cell>
          <table:table-cell table:style-name="Tableau3.F2" office:value-type="string">
            <text:p text:style-name="P37"/>
          </table:table-cell>
        </table:table-row>
        <table:table-row>
          <table:table-cell table:style-name="Tableau3.A2" office:value-type="string">
            <text:p text:style-name="P21">1<text:span text:style-name="T9">re</text:span> pers.</text:p>
          </table:table-cell>
          <table:table-cell table:style-name="Tableau3.A2" office:value-type="string">
            <text:p text:style-name="P28">CS <text:span text:style-name="T13">nostre(s)</text:span><text:span text:style-name="T37">, </text:span><text:span text:style-name="T13">nos</text:span><text:span text:style-name="T37"> (pic.)</text:span></text:p>
            <text:p text:style-name="P45">CR <text:span text:style-name="T13">nostre, no</text:span><text:span text:style-name="T85"> (pic.)</text:span></text:p>
          </table:table-cell>
          <table:table-cell table:style-name="Tableau3.A2" office:value-type="string">
            <text:p text:style-name="P53">nostre, no<text:span text:style-name="T35"> (pic.)</text:span></text:p>
            <text:p text:style-name="P53">noz, nos<text:span text:style-name="T35"> (dt pic.)</text:span><text:span text:style-name="T10">1</text:span></text:p>
          </table:table-cell>
          <table:table-cell table:style-name="Tableau3.A2" office:value-type="string">
            <text:p text:style-name="P38"><text:span text:style-name="T11">nostre ;</text:span><text:span text:style-name="T35"> </text:span><text:span text:style-name="T11">no, noe</text:span><text:span text:style-name="T35"> (pic.)</text:span></text:p>
          </table:table-cell>
          <table:table-cell table:style-name="Tableau3.A2" office:value-type="string">
            <text:p text:style-name="P56">noz, nos ; nos, noes <text:span text:style-name="T35">(pic.)</text:span><text:span text:style-name="T10">1</text:span></text:p>
          </table:table-cell>
          <table:table-cell table:style-name="Tableau3.F2" office:value-type="string">
            <text:p text:style-name="P62">nostre</text:p>
          </table:table-cell>
        </table:table-row>
        <table:table-row>
          <table:table-cell table:style-name="Tableau3.A2" office:value-type="string">
            <text:p text:style-name="P67">2<text:span text:style-name="T9">e</text:span> pers.</text:p>
          </table:table-cell>
          <table:table-cell table:style-name="Tableau3.A2" office:value-type="string">
            <text:p text:style-name="P34">CS<text:span text:style-name="T36"> </text:span><text:span text:style-name="T14">vostre</text:span><text:span text:style-name="T38">(</text:span><text:span text:style-name="T14">s</text:span><text:span text:style-name="T38">), </text:span><text:span text:style-name="T14">vos</text:span><text:span text:style-name="T38"> (pic.)</text:span></text:p>
            <text:p text:style-name="P47"><text:span text:style-name="T81">C</text:span>R <text:span text:style-name="T14">vostre</text:span><text:span text:style-name="T86">, </text:span><text:span text:style-name="T14">vo</text:span><text:span text:style-name="T86"> (pic.)</text:span></text:p>
          </table:table-cell>
          <table:table-cell table:style-name="Tableau3.A2" office:value-type="string">
            <text:p text:style-name="P47"><text:span text:style-name="T14">vostre</text:span><text:span text:style-name="T86">, </text:span><text:span text:style-name="T14">vo</text:span><text:span text:style-name="T86"> (pic.)</text:span></text:p>
            <text:p text:style-name="P54"><text:span text:style-name="T87">v</text:span>oz, <text:span text:style-name="T87">v</text:span>os<text:span text:style-name="T35"> (dt pic.)</text:span><text:span text:style-name="T10">1</text:span></text:p>
          </table:table-cell>
          <table:table-cell table:style-name="Tableau3.A2" office:value-type="string">
            <text:p text:style-name="P39"><text:span text:style-name="T11">vostre </text:span><text:span text:style-name="T35">; </text:span><text:span text:style-name="T11">vo, voe</text:span><text:span text:style-name="T35"> (pic.)</text:span></text:p>
          </table:table-cell>
          <table:table-cell table:style-name="Tableau3.A2" office:value-type="string">
            <text:p text:style-name="P57">voz<text:span text:style-name="T35">, </text:span>vos <text:span text:style-name="T35">; vos, voes (pic.)</text:span><text:span text:style-name="T10">1</text:span></text:p>
          </table:table-cell>
          <table:table-cell table:style-name="Tableau3.F2" office:value-type="string">
            <text:p text:style-name="P63">vostre</text:p>
          </table:table-cell>
        </table:table-row>
        <table:table-row>
          <table:table-cell table:style-name="Tableau3.A2" office:value-type="string">
            <text:p text:style-name="P67">3<text:span text:style-name="T9">e</text:span> pers.</text:p>
          </table:table-cell>
          <table:table-cell table:style-name="Tableau3.A2" table:number-columns-spanned="4" office:value-type="string">
            <text:p text:style-name="P55">lor, lour, leur, lur<text:span text:style-name="T35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9">lor2</text:p>
            <text:p text:style-name="P59">ne pas confondre avec lor &gt;&gt; il, pron. pers.</text:p>
          </table:table-cell>
        </table:table-row>
      </table:table>
      <text:p text:style-name="P10"/>
      <text:p text:style-name="P12">1 : G. Hasenohr distingue des formes <text:span text:style-name="T11">nostres</text:span>, <text:span text:style-name="T11">vostres</text:span> caractéristiques du <text:span text:style-name="T88">masc.</text:span> CR pl.<text:span text:style-name="T88"> et fém. pl.</text:span> de l'adj. poss.</text:p>
      <text:p text:style-name="P11"/>
      <text:p text:style-name="P11">N.B. : il existe un neutre de l'adj. poss., équivalent au CR masculin <text:span text:style-name="T88">(ex. </text:span><text:span text:style-name="T15">Tout ert vostre aprés sa fin)</text:span></text:p>
      <text:p text:style-name="P13"/>
      <text:p text:style-name="P175">Morphologie verbale</text:p>
      <text:p text:style-name="P173">Participes présents</text:p>
      <text:p text:style-name="Text_20_body">D<text:span text:style-name="T158">istinction entre formes nominales (adjectif verbal, …) et verbales (gérondif) du participe présent.</text:span></text:p>
      <text:p text:style-name="P161">Pour distinguer le gérondif, qui est généralement invariable, des autres emplois de la forme en -ant, on étiquette les gérondifs en morpho-syntaxe <text:span text:style-name="T11">xxx</text:span><text:span text:style-name="T35"> .</text:span></text:p>
      <text:p text:style-name="P141"><text:soft-page-break/></text:p>
      <text:p text:style-name="Heading_20_3">Lemmes absents de TL et ajoutés</text:p>
      <text:p text:style-name="Text_20_body"><text:span text:style-name="T69">acesmeement </text:span><text:span text:style-name="T90">lemme du DMF, car pas d'entrée dans TL, mais </text:span><text:span text:style-name="T92">cité dans acesmer</text:span></text:p>
      <text:p text:style-name="P98">aigrement<text:span text:style-name="T90"> </text:span></text:p>
      <text:p text:style-name="P156"><text:span text:style-name="T69">adureement</text:span>, lemme de Godefroy (absent de TL)</text:p>
      <text:p text:style-name="P99">aigrement</text:p>
      <text:p text:style-name="P116"><text:span text:style-name="T155">al</text:span><text:span text:style-name="T156">ex</text:span><text:span text:style-name="T155">andrin</text:span><text:span text:style-name="T90">, adj. [relatif à Alexandrie] </text:span><text:span text:style-name="T99">(absent du TL, </text:span><text:span text:style-name="T102">lemme GD, DMF ; </text:span><text:span text:style-name="T103">&lt;AND alisandrin&gt;</text:span><text:span text:style-name="T99">)</text:span></text:p>
      <text:p text:style-name="P99"><text:span text:style-name="T154">almaafle</text:span><text:span text:style-name="T98">, terme propre à Otinel (lemme provisoire)</text:span></text:p>
      <text:p text:style-name="P118"><text:span text:style-name="T159">angoissosement</text:span><text:span text:style-name="T98">, </text:span><text:span text:style-name="T90">(entrée angoissos TL)</text:span></text:p>
      <text:p text:style-name="P112"><text:span text:style-name="T154">arestison</text:span><text:span text:style-name="T98">, </text:span><text:span text:style-name="T90">lemme absent de TL, lemme Godefroy utilisé (&lt;DMF ARRESTOISON&gt;, &lt;G arestison&gt;, &lt;AND aretison&gt;)</text:span></text:p>
      <text:p text:style-name="P129">aromancier<text:span text:style-name="T90">, création de lemme d’après TL, </text:span><text:span text:style-name="T26">romancier</text:span><text:span text:style-name="T49">, cf. Godefroy &lt;G </text:span><text:span text:style-name="T58">a</text:span><text:span text:style-name="T49">romancer&gt;. </text:span><text:span text:style-name="T59">Attestation (hapax!) dans Aspremont P4, comme ver. ppe. au sens d</text:span><text:span text:style-name="T33">’avoir acquis des compétences linguistiques, avoir appris une langue</text:span><text:span text:style-name="T59">.</text:span></text:p>
      <text:p text:style-name="P125"><text:span text:style-name="T161">atant</text:span><text:span text:style-name="T90">, adv, (à </text:span><text:span text:style-name="T26">tant</text:span><text:span text:style-name="T49"> dans TL)</text:span></text:p>
      <text:p text:style-name="P110"><text:span text:style-name="T153">atroper</text:span><text:span text:style-name="T90"> lemme absent de TL, lemme Godefroy/DMF utilisé</text:span></text:p>
      <text:p text:style-name="P160"><text:span text:style-name="T69">autrement</text:span><text:span text:style-name="T90">, adv. (à </text:span><text:span text:style-name="T26">autre</text:span><text:span text:style-name="T49"> dans TL)</text:span></text:p>
      <text:p text:style-name="P167"><text:span text:style-name="T76">autrier</text:span><text:span text:style-name="T90">, adv. </text:span><text:span text:style-name="T101">substantivé</text:span><text:span text:style-name="T90"> (à </text:span><text:span text:style-name="T26">ier</text:span><text:span text:style-name="T49"> dans TL)</text:span></text:p>
      <text:p text:style-name="P157"><text:span text:style-name="T69">belement</text:span><text:span text:style-name="T90">, (à </text:span><text:span text:style-name="T26">bel1</text:span><text:span text:style-name="T49"> dans TL)</text:span></text:p>
      <text:p text:style-name="P152"><text:span text:style-name="T69">c</text:span><text:span text:style-name="T70">an</text:span><text:span text:style-name="T69">t</text:span><text:span text:style-name="T70">que</text:span><text:span text:style-name="T92"> </text:span><text:span text:style-name="T90">(</text:span><text:span text:style-name="T92">PROrel</text:span><text:span text:style-name="T90">), </text:span><text:span text:style-name="T94">sous entrée de cant2 dans TL</text:span></text:p>
      <text:p text:style-name="P166"><text:span text:style-name="T70">c</text:span><text:span text:style-name="T69">eelement</text:span><text:span text:style-name="T90">, </text:span><text:span text:style-name="T95">(à </text:span><text:span text:style-name="T26">céler1</text:span><text:span text:style-name="T90"> dans TL</text:span><text:span text:style-name="T95">)</text:span></text:p>
      <text:p text:style-name="P124">coiement<text:span text:style-name="T90">, adv. (à </text:span><text:span text:style-name="T26">coi1</text:span><text:span text:style-name="T49"> dans TL)</text:span></text:p>
      <text:p text:style-name="P122"><text:span text:style-name="T149">comunaument</text:span><text:span text:style-name="T94">, </text:span><text:span text:style-name="T95">(à </text:span><text:span text:style-name="T27">comunal</text:span><text:span text:style-name="T94"> dans TL</text:span><text:span text:style-name="T95">)</text:span></text:p>
      <text:p text:style-name="P127"><text:span text:style-name="T160">c</text:span>omunement<text:span text:style-name="T90">, adv (à </text:span><text:span text:style-name="T26">comun</text:span><text:span text:style-name="T49"> dans TL)</text:span></text:p>
      <text:p text:style-name="P128"><text:span text:style-name="T68">cortoisement</text:span><text:span text:style-name="T35">, </text:span><text:span text:style-name="T49">adv. (à </text:span><text:span text:style-name="T26">cortois</text:span><text:span text:style-name="T49"> dans TL)</text:span></text:p>
      <text:p text:style-name="P153"><text:span text:style-name="T70">damnedeu</text:span><text:span text:style-name="T92"> </text:span><text:span text:style-name="T96">(renvoi </text:span><text:span text:style-name="T93">dans </text:span><text:span text:style-name="T96">TL)</text:span></text:p>
      <text:p text:style-name="Text_20_body"><text:span text:style-name="T70">dragoncel</text:span><text:span text:style-name="T92"> </text:span><text:span text:style-name="T90">(renvoi dans TL)</text:span></text:p>
      <text:p text:style-name="P158"><text:span text:style-name="T69">durement</text:span><text:span text:style-name="T90"> </text:span></text:p>
      <text:p text:style-name="P162"><text:span text:style-name="T69">empoignëor</text:span><text:span text:style-name="T90">, entrée dans TL avec renvoi à Godefroy</text:span></text:p>
      <text:p text:style-name="P169"><text:span text:style-name="T69">engrant</text:span><text:span text:style-name="T90">, adj. (à </text:span><text:span text:style-name="T26">grant</text:span><text:span text:style-name="T49"> dans TL)</text:span></text:p>
      <text:p text:style-name="P133"><text:span text:style-name="T35">entrecoup</text:span><text:span text:style-name="T49">, absent de TL et des autres (hapax ?).</text:span></text:p>
      <text:p text:style-name="P120"><text:soft-page-break/><text:span text:style-name="T35">erranment</text:span><text:span text:style-name="T49">, adv. (à </text:span><text:span text:style-name="T26">errer2</text:span><text:span text:style-name="T49"> dans TL)</text:span></text:p>
      <text:p text:style-name="P164"><text:span text:style-name="T65">esforcieement</text:span><text:span text:style-name="T49">, à esforcier2</text:span></text:p>
      <text:p text:style-name="P163"><text:span text:style-name="T69">faitement</text:span>, lemme absent de TL, présent dans DMF et G</text:p>
      <text:p text:style-name="P104">fierement</text:p>
      <text:p text:style-name="P134"><text:span text:style-name="T70">forment</text:span><text:span text:style-name="T92">, </text:span><text:span text:style-name="T95">(</text:span><text:span text:style-name="T92">à </text:span><text:span text:style-name="T28">fort</text:span><text:span text:style-name="T92"> dans TL</text:span><text:span text:style-name="T95">) ! </text:span><text:span text:style-name="T32">Forment</text:span><text:span text:style-name="T57"> existe déjà dans le TL, comme substantif (=froment). A corriger.</text:span></text:p>
      <text:p text:style-name="Text_20_body"><text:span text:style-name="T70">g</text:span><text:span text:style-name="T69">entement</text:span><text:span text:style-name="T90"> </text:span><text:span text:style-name="T97">(TL gent2)</text:span></text:p>
      <text:p text:style-name="P154"><text:span text:style-name="T69">granment</text:span><text:span text:style-name="T90">, </text:span><text:span text:style-name="T95">(à </text:span><text:span text:style-name="T26">grant</text:span><text:span text:style-name="T90"> dans TL</text:span><text:span text:style-name="T95">)</text:span></text:p>
      <text:p text:style-name="Text_20_body"><text:span text:style-name="T69">hautement</text:span> (sous entrée de haut)</text:p>
      <text:p text:style-name="P126"><text:span text:style-name="T161">huimais</text:span>, <text:span text:style-name="T90">adv. (à </text:span><text:span text:style-name="T26">ui</text:span><text:span text:style-name="T49"> dans TL)</text:span></text:p>
      <text:p text:style-name="P100">isnelement<text:span text:style-name="T90">, </text:span><text:span text:style-name="T95">(à</text:span><text:span text:style-name="T90"> </text:span><text:span text:style-name="T26">isnel</text:span><text:span text:style-name="T90"> dans TL</text:span><text:span text:style-name="T95">)</text:span></text:p>
      <text:p text:style-name="Text_20_body"><text:span text:style-name="T69">ja+mais1</text:span><text:span text:style-name="T90"> lorsque </text:span><text:span text:style-name="T26">jamés</text:span><text:span text:style-name="T90"> graphié en une unité dans le ms. (cf. DMF, AND jamés), sinon, on utilise les deux étiquettes </text:span><text:span text:style-name="T91">séparément.</text:span></text:p>
      <text:p text:style-name="P168"><text:span text:style-name="T78">l</text:span><text:span text:style-name="T77">aidement</text:span><text:span text:style-name="T69">, adv. (</text:span><text:span text:style-name="T90">renvoi à </text:span><text:span text:style-name="T26">lait1</text:span><text:span text:style-name="T49"> dans TL)</text:span></text:p>
      <text:p text:style-name="Text_20_body"><text:span text:style-name="T71">lëaument</text:span><text:span text:style-name="T91"> </text:span></text:p>
      <text:p text:style-name="P164"><text:span text:style-name="T71">lieement</text:span><text:span text:style-name="T91"> </text:span></text:p>
      <text:p text:style-name="P155"><text:span text:style-name="T75">longement</text:span><text:span text:style-name="T92">, </text:span><text:span text:style-name="T95">(à </text:span><text:span text:style-name="T28">lonc</text:span><text:span text:style-name="T92"> dans TL</text:span><text:span text:style-name="T95">)</text:span></text:p>
      <text:p text:style-name="P107">malement<text:span text:style-name="T90">, adv (à </text:span><text:span text:style-name="T26">mal</text:span><text:span text:style-name="T49"> dans TL)</text:span></text:p>
      <text:p text:style-name="Text_20_body"><text:span text:style-name="T69">menüement</text:span><text:span text:style-name="T90"> (entrée à menu dans TL)</text:span></text:p>
      <text:p text:style-name="P165"><text:span text:style-name="T69">mescrëant</text:span><text:span text:style-name="T90"> </text:span></text:p>
      <text:p text:style-name="P143">novelement<text:span text:style-name="T90">, </text:span><text:span text:style-name="T100">TL à </text:span><text:span text:style-name="T31">novel</text:span></text:p>
      <text:p text:style-name="P151"><text:span text:style-name="T69">orgoillosement</text:span><text:span text:style-name="T90"> </text:span></text:p>
      <text:p text:style-name="Text_20_body"><text:span text:style-name="T77">par</text:span><text:span text:style-name="T79">2</text:span><text:span text:style-name="T89"> (cf. Godefroy, DMF, AND par2) : par adverbe d'intensité (moult par …, trop par…, ou seul avec vb. , ex. </text:span><text:span text:style-name="T16">li vostre niés que vus par amez tant</text:span><text:span text:style-name="T39">)</text:span></text:p>
      <text:p text:style-name="P108"><text:span text:style-name="T39">p</text:span><text:span text:style-name="T35">remierement</text:span><text:span text:style-name="T49">, adv., (à </text:span><text:span text:style-name="T26">premier</text:span><text:span text:style-name="T49"> dans TL)</text:span></text:p>
      <text:p text:style-name="P101"><text:span text:style-name="T39">p</text:span><text:span text:style-name="T35">riveement</text:span><text:span text:style-name="T49">, (à </text:span><text:span text:style-name="T26">privé1</text:span><text:span text:style-name="T49"> dans TL)</text:span></text:p>
      <text:p text:style-name="P102"><text:span text:style-name="T39">p</text:span><text:span text:style-name="T35">rodome</text:span><text:span text:style-name="T49">, (à </text:span><text:span text:style-name="T26">pro</text:span><text:span text:style-name="T49"> dans TL)</text:span></text:p>
      <text:p text:style-name="P117"><text:span text:style-name="T35">renois</text:span><text:span text:style-name="T49">, </text:span><text:span text:style-name="T56">(absent de TL, G, AND) lemme du DMF</text:span></text:p>
      <text:p text:style-name="P123"><text:span text:style-name="T39">rëondement</text:span><text:span text:style-name="T53">, (à </text:span><text:span text:style-name="T29">rëont</text:span><text:span text:style-name="T53"> dans TL)</text:span></text:p>
      <text:p text:style-name="P124"><text:span text:style-name="T39">r</text:span><text:span text:style-name="T35">ichement</text:span><text:span text:style-name="T49">, adv. (à </text:span><text:span text:style-name="T26">riche</text:span><text:span text:style-name="T49"> dans TL)</text:span></text:p>
      <text:p text:style-name="P119"><text:span text:style-name="T39">roidement</text:span><text:span text:style-name="T53">, </text:span><text:span text:style-name="T49">TL à </text:span><text:span text:style-name="T26">roit2</text:span></text:p>
      <text:p text:style-name="P130"><text:span text:style-name="T39">r</text:span><text:span text:style-name="T35">esplendre</text:span><text:span text:style-name="T49">, (renvoi à </text:span><text:span text:style-name="T26">resplendir</text:span><text:span text:style-name="T49"> dans TL)</text:span></text:p>
      <text:p text:style-name="P131"><text:soft-page-break/><text:span text:style-name="T35">saint</text:span><text:span text:style-name="T49">, nous retenons ce lemme </text:span><text:span text:style-name="T26">saint</text:span><text:span text:style-name="T49">, et pas </text:span><text:span text:style-name="T26">saint1</text:span><text:span text:style-name="T49"> du TL numérique, car l’entrée supposément </text:span><text:span text:style-name="T26">saint2</text:span><text:span text:style-name="T49"> est en fait un renvoi à </text:span><text:span text:style-name="T26">seing</text:span><text:span text:style-name="T49">.</text:span></text:p>
      <text:p text:style-name="P105"><text:span text:style-name="T39">s</text:span><text:span text:style-name="T35">aintisme</text:span><text:span text:style-name="T49"> (adj.), (à </text:span><text:span text:style-name="T26">saint1</text:span><text:span text:style-name="T49"> dans TL)</text:span></text:p>
      <text:p text:style-name="P103"><text:span text:style-name="T39">sëurement</text:span><text:span text:style-name="T53">, (à </text:span><text:span text:style-name="T29">sëur</text:span><text:span text:style-name="T53"> dant TL)</text:span></text:p>
      <text:p text:style-name="Text_20_body"><text:span text:style-name="T69">sobitement</text:span><text:span text:style-name="T90"> (sous entrée de </text:span><text:span text:style-name="T26">sobit</text:span><text:span text:style-name="T49"> que nous autonomisons)</text:span></text:p>
      <text:p text:style-name="P132"><text:span text:style-name="T35">solement</text:span><text:span text:style-name="T49">, adv. (à </text:span><text:span text:style-name="T26">sol1</text:span><text:span text:style-name="T49"> dans le TL)</text:span></text:p>
      <text:p text:style-name="Text_20_body"><text:span text:style-name="T69">suzsele</text:span><text:span text:style-name="T35"> </text:span><text:span text:style-name="T50">lemme emprunté à l'AND, car absent de TL</text:span></text:p>
      <text:p text:style-name="P121"><text:span text:style-name="T67">t</text:span><text:span text:style-name="T66">endrement</text:span><text:span text:style-name="T49">, (à </text:span><text:span text:style-name="T26">tendre</text:span><text:span text:style-name="T49"> dans TL)</text:span></text:p>
      <text:p text:style-name="P106"><text:span text:style-name="T42">t</text:span><text:span text:style-name="T35">ozjors</text:span><text:span text:style-name="T49">, adv (absent du TL)</text:span></text:p>
      <text:p text:style-name="P114"><text:span text:style-name="T42">vaillant</text:span><text:span text:style-name="T50"> (subst.), (à </text:span><text:span text:style-name="T30">valoir</text:span><text:span text:style-name="T50"> dans TL</text:span><text:span text:style-name="T55">)</text:span></text:p>
      <text:p text:style-name="P115"><text:span text:style-name="T43">v</text:span><text:span text:style-name="T35">ilment</text:span><text:span text:style-name="T49">, adv. (à </text:span><text:span text:style-name="T26">vil1</text:span><text:span text:style-name="T49"> dans TL)</text:span></text:p>
      <text:p text:style-name="P113"><text:span text:style-name="T42">v</text:span><text:span text:style-name="T35">istement</text:span></text:p>
      <text:p text:style-name="P113"/>
      <text:p text:style-name="P159"><text:span text:style-name="T35">On peut se demander pourquoi TL proposer un lemme </text:span><text:span text:style-name="T11">sans</text:span><text:span text:style-name="T35"> (&lt;SINE) plutôt que </text:span><text:span text:style-name="T11">sen(s)</text:span><text:span text:style-name="T35">, qui serait plus conforme à l'étymologie et à sa pratique habituelle.</text:span></text:p>
      <text:p text:style-name="P174">Notes sur le jeu Cattex2009-<text:span text:style-name="T163">max</text:span> utilisé</text:p>
      <text:p text:style-name="P15">Comment faire pour les étiquettes doubles (du type PROper.PROper) pour indiquer la flexion ? <text:span text:style-name="T164">Pour l’instant, on a indiqué systématiquement seulement celle du deuxième composant.</text:span></text:p>
      <text:p text:style-name="P141"/>
      <text:p text:style-name="P142">La catégorie CONsub.DETdef n’existe pas, mais serait nécessaire pour des cas comme,</text:p>
      <text:p text:style-name="P142"><text:span text:style-name="T11">e cil tun me put en chapm mater</text:span> (<text:span text:style-name="T11">Asprem_P4</text:span>), qui donne <text:span text:style-name="T11">E sel tuen campion</text:span> dans Ven. V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7-11-04T14:20:29.062791221</dc:date>
    <meta:editing-duration>P5DT3H58M19S</meta:editing-duration>
    <meta:editing-cycles>204</meta:editing-cycles>
    <meta:generator>LibreOffice/5.1.6.2$Linux_X86_64 LibreOffice_project/10m0$Build-2</meta:generator>
    <meta:document-statistic meta:table-count="5" meta:image-count="0" meta:object-count="0" meta:page-count="7" meta:paragraph-count="292" meta:word-count="1855" meta:character-count="10042" meta:non-whitespace-character-count="8463"/>
  </office:meta>
</office:document-meta>
</file>